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  <style:paragraph-properties style:writing-mode="lr-tb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  <style:paragraph-properties style:writing-mode="lr-tb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  <style:paragraph-properties style:writing-mode="lr-tb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7cm" fo:min-width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3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4" style:family="graphic" style:parent-style-name="objectwithoutfill">
      <style:graphic-properties draw:stroke="dash" draw:stroke-dash="Ultrafine_20_Dashed"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5" style:family="graphic" style:parent-style-name="objectwithoutfill">
      <style:graphic-properties svg:stroke-width="0.035cm" svg:stroke-color="#2a6099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6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7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7cm" fo:min-width="0cm"/>
      <style:paragraph-properties style:writing-mode="lr-tb"/>
    </style:style>
    <style:style style:name="gr20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0.242cm" fo:min-width="0.2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4cm" fo:min-width="0cm"/>
      <style:paragraph-properties style:writing-mode="lr-tb"/>
    </style:style>
    <style:style style:name="gr22" style:family="graphic" style:parent-style-name="objectwithoutfill">
      <style:graphic-properties svg:stroke-width="0.035cm" svg:stroke-color="#2a6099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23" style:family="graphic" style:parent-style-name="standard">
      <style:graphic-properties draw:stroke="none" svg:stroke-color="#2a6099" draw:fill="none" draw:fill-color="#ffffff" draw:textarea-horizontal-align="center" draw:auto-grow-height="true" draw:auto-grow-width="false" fo:min-height="0.442cm" fo:min-width="0cm"/>
      <style:paragraph-properties style:writing-mode="lr-tb"/>
    </style:style>
    <style:style style:name="P1" style:family="paragraph">
      <style:text-properties style:font-name="IBM Plex Sans"/>
    </style:style>
    <style:style style:name="P2" style:family="paragraph">
      <loext:graphic-properties draw:fill="none" draw:fill-color="#ffffff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text-properties style:font-name="IBM Plex Sans Light"/>
    </style:style>
    <style:style style:name="P4" style:family="paragraph">
      <style:text-properties style:font-name="IBM Plex Sans Light"/>
    </style:style>
    <style:style style:name="P5" style:family="paragraph">
      <loext:graphic-properties draw:fill="none" draw:fill-color="#ffffff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solid" draw:fill-color="#eeeeee"/>
      <style:text-properties style:font-name="IBM Plex Sans Light" fo:font-size="14pt" style:font-size-asian="14pt" style:font-size-complex="14pt"/>
    </style:style>
    <style:style style:name="P7" style:family="paragraph">
      <style:paragraph-properties fo:text-align="center"/>
      <style:text-properties style:font-name="IBM Plex Sans Light"/>
    </style:style>
    <style:style style:name="P8" style:family="paragraph">
      <style:paragraph-properties fo:text-align="start"/>
      <style:text-properties style:font-name="IBM Plex Sans Light"/>
    </style:style>
    <style:style style:name="P9" style:family="paragraph">
      <loext:graphic-properties draw:fill="solid" draw:fill-color="#ffffff"/>
      <style:paragraph-properties fo:text-align="start"/>
      <style:text-properties style:font-name="IBM Plex Sans Light" fo:font-size="12pt"/>
    </style:style>
    <style:style style:name="P10" style:family="paragraph">
      <loext:graphic-properties draw:fill="none"/>
      <style:text-properties style:font-name="IBM Plex Sans Light" fo:font-size="10.5pt" style:font-size-asian="15pt" style:font-size-complex="15pt"/>
    </style:style>
    <style:style style:name="P11" style:family="paragraph">
      <style:text-properties style:font-name="IBM Plex Sans Light" fo:font-size="8pt" style:font-size-asian="8pt" style:font-size-complex="8pt"/>
    </style:style>
    <style:style style:name="P12" style:family="paragraph">
      <loext:graphic-properties draw:fill="none" draw:fill-color="#ffffff"/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P13" style:family="paragraph">
      <loext:graphic-properties draw:fill="none" draw:fill-color="#ffffff"/>
      <style:text-properties style:font-name="IBM Plex Sans Light"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solid" draw:fill-color="#ffffff"/>
      <style:paragraph-properties fo:text-align="start"/>
      <style:text-properties style:font-name="IBM Plex Sans Light" fo:font-size="10.5pt" style:font-size-asian="15pt" style:font-size-complex="15pt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10.5pt" style:font-size-asian="15pt" style:font-size-complex="15pt"/>
    </style:style>
    <style:style style:name="P17" style:family="paragraph">
      <style:paragraph-properties fo:text-align="center"/>
      <style:text-properties fo:color="#2a6099" style:font-name="IBM Plex Sans Light"/>
    </style:style>
    <style:style style:name="P18" style:family="paragraph">
      <loext:graphic-properties draw:fill="solid" draw:fill-color="#ffffff"/>
      <style:paragraph-properties fo:text-align="center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9" style:family="paragraph">
      <style:paragraph-properties fo:margin-left="0cm" fo:margin-right="0.102cm" fo:text-align="center" fo:text-indent="0cm"/>
      <style:text-properties fo:color="#2a6099" style:font-name="IBM Plex Sans Light"/>
    </style:style>
    <style:style style:name="P20" style:family="paragraph">
      <loext:graphic-properties draw:fill="solid" draw:fill-color="#ffffff"/>
      <style:paragraph-properties fo:margin-left="0cm" fo:margin-right="0.102cm" fo:text-align="center" fo:text-indent="0cm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10.5pt" style:font-size-asian="15pt" style:font-size-complex="1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style:font-name="IBM Plex Sans Light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76cm" svg:height="0.9cm" svg:x="1.566cm" svg:y="1.55cm">
          <draw:text-box>
            <text:p text:style-name="P1"><text:span text:style-name="T1">USS</text:span></text:p>
          </draw:text-box>
        </draw:frame>
        <draw:g>
          <draw:polyline draw:style-name="gr2" draw:text-style-name="P3" draw:layer="layout" svg:width="0.249cm" svg:height="0.499cm" svg:x="1.5cm" svg:y="12.6cm" svg:viewBox="0 0 250 500" draw:points="0,0 250,250 0,500">
            <text:p/>
          </draw:polyline>
          <draw:frame draw:style-name="gr3" draw:text-style-name="P5" draw:layer="layout" svg:width="1.391cm" svg:height="0.508cm" svg:x="1.859cm" svg:y="12.577cm">
            <draw:text-box>
              <text:p text:style-name="P4"><text:span text:style-name="T2">piShlClk</text:span></text:p>
            </draw:text-box>
          </draw:frame>
        </draw:g>
        <draw:g>
          <draw:frame draw:style-name="gr4" draw:text-style-name="P5" draw:layer="layout" svg:width="1.408cm" svg:height="0.508cm" svg:x="1.845cm" svg:y="12.077cm">
            <draw:text-box>
              <text:p text:style-name="P4"><text:span text:style-name="T2">piShlRs</text:span><text:span text:style-name="T2">t</text:span></text:p>
            </draw:text-box>
          </draw:frame>
          <draw:line draw:style-name="gr5" draw:text-style-name="P3" draw:layer="layout" svg:x1="1.5cm" svg:y1="12.35cm" svg:x2="1.75cm" svg:y2="12.35cm">
            <text:p/>
          </draw:line>
        </draw:g>
        <draw:rect draw:style-name="gr6" draw:text-style-name="P6" draw:layer="layout" svg:width="10.261cm" svg:height="0.559cm" svg:x="6.588cm" svg:y="12.912cm">
          <text:p text:style-name="P4"><text:span text:style-name="T3">NTS </text:span><text:span text:style-name="T3">UOE <text:s/></text:span><text:span text:style-name="T3">Interf</text:span><text:span text:style-name="T3">ace</text:span></text:p>
        </draw:rect>
        <draw:rect draw:style-name="gr6" draw:text-style-name="P6" draw:layer="layout" svg:width="8.712cm" svg:height="0.559cm" svg:x="9.077cm" svg:y="1.458cm">
          <text:p text:style-name="P4"><text:span text:style-name="T3">U</text:span><text:span text:style-name="T3">D</text:span><text:span text:style-name="T3">P</text:span><text:span text:style-name="T3"> </text:span><text:span text:style-name="T3">R</text:span><text:span text:style-name="T3">o</text:span><text:span text:style-name="T3">l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/text:p>
        </draw:rect>
        <draw:rect draw:style-name="gr7" draw:text-style-name="P7" draw:layer="layout" svg:width="18cm" svg:height="11.988cm" svg:x="1.508cm" svg:y="1.457cm">
          <text:p/>
        </draw:rect>
        <draw:g>
          <draw:rect draw:style-name="gr8" draw:text-style-name="P4" draw:layer="layout" svg:width="1.014cm" svg:height="0.669cm" svg:x="2.602cm" svg:y="9.409cm" draw:corner-radius="0.25cm">
            <text:p/>
          </draw:rect>
          <draw:rect draw:style-name="gr8" draw:text-style-name="P4" draw:layer="layout" svg:width="1.015cm" svg:height="0.669cm" svg:x="3.971cm" svg:y="9.409cm" draw:corner-radius="0.25cm">
            <text:p/>
          </draw:rect>
          <draw:rect draw:style-name="gr8" draw:text-style-name="P4" draw:layer="layout" svg:width="1.014cm" svg:height="0.669cm" svg:x="5.339cm" svg:y="9.409cm" draw:corner-radius="0.25cm">
            <text:p/>
          </draw:rect>
          <draw:rect draw:style-name="gr9" draw:text-style-name="P9" draw:layer="layout" svg:width="3.849cm" svg:height="1.373cm" svg:x="2.574cm" svg:y="9.406cm" draw:corner-radius="0.25cm">
            <text:p text:style-name="P8"><text:span text:style-name="T4">pUdpLsn</text:span></text:p>
            <text:p text:style-name="P8"><text:span text:style-name="T5"><text:s text:c="4"/></text:span><text:span text:style-name="T5">Open UDP </text:span><text:span text:style-name="T5">Ports</text:span></text:p>
          </draw:rect>
        </draw:g>
        <draw:line draw:style-name="gr10" draw:text-style-name="P10" draw:layer="layout" svg:x1="1.533cm" svg:y1="10.144cm" svg:x2="2.549cm" svg:y2="10.144cm">
          <text:p text:style-name="P4"><text:span text:style-name="T7"/></text:p>
        </draw:line>
        <draw:frame draw:style-name="gr11" draw:text-style-name="P12" draw:layer="layout" svg:width="2.256cm" svg:height="0.787cm" draw:transform="rotate (1.5707963267949) translate (6.258cm 12.374cm)">
          <draw:text-box>
            <text:p text:style-name="P11"><text:span text:style-name="T6">soUOE_LsnReq</text:span></text:p>
          </draw:text-box>
        </draw:frame>
        <draw:polyline draw:style-name="gr12" draw:text-style-name="P3" draw:layer="layout" svg:width="1.865cm" svg:height="1.657cm" draw:transform="skewX (0.349589449174464) rotate (1.07529735215371) translate (5.72097418449923cm 11.5921141862159cm)" svg:viewBox="0 0 1866 1658" draw:points="1502,0 1866,402 0,1658">
          <text:p/>
        </draw:polyline>
        <draw:frame draw:style-name="gr11" draw:text-style-name="P13" draw:layer="layout" svg:width="2.256cm" svg:height="0.787cm" draw:transform="rotate (1.5707963267949) translate (6.842cm 12.352cm)">
          <draw:text-box>
            <text:p text:style-name="P11"><text:span text:style-name="T6">siUOE</text:span><text:span text:style-name="T6">_LsnR</text:span><text:span text:style-name="T6">ep</text:span></text:p>
          </draw:text-box>
        </draw:frame>
        <draw:polyline draw:style-name="gr13" draw:text-style-name="P3" draw:layer="layout" svg:width="2.776cm" svg:height="2.946cm" draw:transform="skewX (-0.27384215963791) rotate (0.766897673326308) translate (4.80007176472793cm 11.3644347962635cm)" svg:viewBox="0 0 2777 2947" draw:points="2236,0 2777,715 0,2947">
          <text:p/>
        </draw:polyline>
        <draw:g>
          <draw:rect draw:style-name="gr8" draw:text-style-name="P4" draw:layer="layout" svg:width="1.014cm" svg:height="0.669cm" svg:x="2.588cm" svg:y="7.734cm" draw:corner-radius="0.25cm">
            <text:p/>
          </draw:rect>
          <draw:rect draw:style-name="gr8" draw:text-style-name="P4" draw:layer="layout" svg:width="1.015cm" svg:height="0.669cm" svg:x="3.957cm" svg:y="7.734cm" draw:corner-radius="0.25cm">
            <text:p/>
          </draw:rect>
          <draw:rect draw:style-name="gr8" draw:text-style-name="P4" draw:layer="layout" svg:width="1.014cm" svg:height="0.669cm" svg:x="5.325cm" svg:y="7.734cm" draw:corner-radius="0.25cm">
            <text:p/>
          </draw:rect>
          <draw:rect draw:style-name="gr9" draw:text-style-name="P9" draw:layer="layout" svg:width="3.849cm" svg:height="1.373cm" svg:x="2.56cm" svg:y="7.731cm" draw:corner-radius="0.25cm">
            <text:p text:style-name="P8"><text:span text:style-name="T4">p</text:span><text:span text:style-name="T4">U</text:span><text:span text:style-name="T4">d</text:span><text:span text:style-name="T4">p</text:span><text:span text:style-name="T4">C</text:span><text:span text:style-name="T4">l</text:span><text:span text:style-name="T4">s</text:span></text:p>
            <text:p text:style-name="P8"><text:span text:style-name="T5"><text:s text:c="4"/></text:span><text:span text:style-name="T5">Cl</text:span><text:span text:style-name="T5">o</text:span><text:span text:style-name="T5">s</text:span><text:span text:style-name="T5">e </text:span><text:span text:style-name="T5">U</text:span><text:span text:style-name="T5">D</text:span><text:span text:style-name="T5">P </text:span><text:span text:style-name="T5">P</text:span><text:span text:style-name="T5">or</text:span><text:span text:style-name="T5">ts</text:span></text:p>
          </draw:rect>
        </draw:g>
        <draw:line draw:style-name="gr14" draw:text-style-name="P10" draw:layer="layout" svg:x1="1.508cm" svg:y1="8.391cm" svg:x2="2.524cm" svg:y2="8.391cm">
          <text:p text:style-name="P4"><text:span text:style-name="T7"/></text:p>
        </draw:line>
        <draw:frame draw:style-name="gr11" draw:text-style-name="P12" draw:layer="layout" svg:width="2.256cm" svg:height="0.787cm" draw:transform="rotate (1.5707963267949) translate (9.805cm 12.327cm)">
          <draw:text-box>
            <text:p text:style-name="P11"><text:span text:style-name="T6">siUOE_Data</text:span></text:p>
          </draw:text-box>
        </draw:frame>
        <draw:polyline draw:style-name="gr12" draw:text-style-name="P3" draw:layer="layout" svg:width="4.462cm" svg:height="4.422cm" draw:transform="skewX (-0.573340659280137) rotate (0.601091394386847) translate (3.44751754096896cm 10.854493373987cm)" svg:viewBox="0 0 4463 4423" draw:points="3592,0 4463,1071 0,4423">
          <text:p/>
        </draw:polyline>
        <draw:frame draw:style-name="gr11" draw:text-style-name="P12" draw:layer="layout" svg:width="2.256cm" svg:height="0.787cm" draw:transform="rotate (1.5707963267949) translate (10.354cm 12.327cm)">
          <draw:text-box>
            <text:p text:style-name="P11"><text:span text:style-name="T6">s</text:span><text:span text:style-name="T6">i</text:span><text:span text:style-name="T6">U</text:span><text:span text:style-name="T6">O</text:span><text:span text:style-name="T6">E</text:span><text:span text:style-name="T6">_</text:span><text:span text:style-name="T6">M</text:span><text:span text:style-name="T6">e</text:span><text:span text:style-name="T6">t</text:span><text:span text:style-name="T6">a</text:span></text:p>
          </draw:text-box>
        </draw:frame>
        <draw:polyline draw:style-name="gr13" draw:text-style-name="P3" draw:layer="layout" svg:width="5.756cm" svg:height="5.307cm" draw:transform="skewX (-0.705287550730909) rotate (0.525867703625891) translate (2.40159232726467cm 10.5903975604159cm)" svg:viewBox="0 0 5757 5308" draw:points="4635,0 5757,1288 0,5308">
          <text:p/>
        </draw:polyline>
        <draw:rect draw:style-name="gr9" draw:text-style-name="P14" draw:layer="layout" svg:width="2.565cm" svg:height="3.835cm" svg:x="9.425cm" svg:y="4.433cm" draw:corner-radius="0.25cm">
          <text:p text:style-name="P8"><text:span text:style-name="T7"><text:s/></text:span><text:span text:style-name="T7">p</text:span><text:span text:style-name="T7">U</text:span><text:span text:style-name="T7">d</text:span><text:span text:style-name="T7">p</text:span><text:span text:style-name="T7">R</text:span><text:span text:style-name="T7">X</text:span></text:p>
          <text:p text:style-name="P8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U</text:span><text:span text:style-name="T8">D</text:span><text:span text:style-name="T8">P</text:span><text:span text:style-name="T8"> </text:span><text:span text:style-name="T8">R</text:span><text:span text:style-name="T8">X</text:span><text:span text:style-name="T8"> </text:span><text:span text:style-name="T8">P</text:span><text:span text:style-name="T8">a</text:span><text:span text:style-name="T8">t</text:span><text:span text:style-name="T8">h</text:span></text:p>
        </draw:rect>
        <draw:line draw:style-name="gr15" draw:text-style-name="P15" draw:layer="layout" svg:x1="10.444cm" svg:y1="12.912cm" svg:x2="10.423cm" svg:y2="8.289cm">
          <text:p/>
        </draw:line>
        <draw:line draw:style-name="gr15" draw:text-style-name="P15" draw:layer="layout" svg:x1="11.053cm" svg:y1="12.938cm" svg:x2="11.007cm" svg:y2="8.289cm">
          <text:p/>
        </draw:line>
        <draw:line draw:style-name="gr16" draw:text-style-name="P16" draw:layer="layout" svg:x1="1.551cm" svg:y1="6.084cm" svg:x2="9.425cm" svg:y2="6.084cm">
          <text:p><text:span text:style-name="T7"/></text:p>
        </draw:line>
        <draw:frame draw:style-name="gr11" draw:text-style-name="P12" draw:layer="layout" svg:width="4.466cm" svg:height="0.787cm" svg:x="3.589cm" svg:y="5.424cm">
          <draw:text-box>
            <text:p text:style-name="P11"><text:span text:style-name="T6">sConfigUpd</text:span><text:span text:style-name="T6">ate <text:s text:c="2"/>(own </text:span><text:span text:style-name="T6">rank id)</text:span></text:p>
          </draw:text-box>
        </draw:frame>
        <draw:line draw:style-name="gr16" draw:text-style-name="P16" draw:layer="layout" svg:x1="1.542cm" svg:y1="7.284cm" svg:x2="9.416cm" svg:y2="7.284cm">
          <text:p><text:span text:style-name="T7"/></text:p>
        </draw:line>
        <draw:frame draw:style-name="gr11" draw:text-style-name="P12" draw:layer="layout" svg:width="4.466cm" svg:height="0.787cm" svg:x="3.589cm" svg:y="6.725cm">
          <draw:text-box>
            <text:p text:style-name="P11"><text:span text:style-name="T6">sGetNidRep</text:span></text:p>
          </draw:text-box>
        </draw:frame>
        <draw:line draw:style-name="gr17" draw:text-style-name="P16" draw:layer="layout" svg:x1="1.533cm" svg:y1="6.684cm" svg:x2="9.407cm" svg:y2="6.684cm">
          <text:p><text:span text:style-name="T7"/></text:p>
        </draw:line>
        <draw:frame draw:style-name="gr11" draw:text-style-name="P12" draw:layer="layout" svg:width="4.466cm" svg:height="0.787cm" svg:x="3.589cm" svg:y="6.126cm">
          <draw:text-box>
            <text:p text:style-name="P11"><text:span text:style-name="T6">s</text:span><text:span text:style-name="T6">G</text:span><text:span text:style-name="T6">e</text:span><text:span text:style-name="T6">t</text:span><text:span text:style-name="T6">N</text:span><text:span text:style-name="T6">i</text:span><text:span text:style-name="T6">d</text:span><text:span text:style-name="T6">R</text:span><text:span text:style-name="T6">e</text:span><text:span text:style-name="T6">q</text:span></text:p>
          </draw:text-box>
        </draw:frame>
        <draw:line draw:style-name="gr16" draw:text-style-name="P16" draw:layer="layout" svg:x1="1.551cm" svg:y1="4.885cm" svg:x2="9.425cm" svg:y2="4.885cm">
          <text:p><text:span text:style-name="T7"/></text:p>
        </draw:line>
        <draw:frame draw:style-name="gr11" draw:text-style-name="P12" draw:layer="layout" svg:width="4.466cm" svg:height="0.787cm" svg:x="3.589cm" svg:y="4.225cm">
          <draw:text-box>
            <text:p text:style-name="P11"><text:span text:style-name="T6">sCacheInvalidation</text:span></text:p>
          </draw:text-box>
        </draw:frame>
        <draw:line draw:style-name="gr17" draw:text-style-name="P16" draw:layer="layout" svg:x1="1.533cm" svg:y1="5.485cm" svg:x2="9.407cm" svg:y2="5.485cm">
          <text:p><text:span text:style-name="T7"/></text:p>
        </draw:line>
        <draw:frame draw:style-name="gr11" draw:text-style-name="P12" draw:layer="layout" svg:width="4.466cm" svg:height="0.787cm" svg:x="3.589cm" svg:y="4.927cm">
          <draw:text-box>
            <text:p text:style-name="P11"><text:span text:style-name="T6">sInternalEv</text:span><text:span text:style-name="T6">entFifo</text:span></text:p>
          </draw:text-box>
        </draw:frame>
        <draw:line draw:style-name="gr15" draw:text-style-name="P15" draw:layer="layout" svg:x1="10.347cm" svg:y1="4.403cm" svg:x2="10.347cm" svg:y2="2.016cm">
          <text:p/>
        </draw:line>
        <draw:line draw:style-name="gr15" draw:text-style-name="P15" draw:layer="layout" svg:x1="11.185cm" svg:y1="4.403cm" svg:x2="11.185cm" svg:y2="2.016cm">
          <text:p/>
        </draw:line>
        <draw:frame draw:style-name="gr18" draw:text-style-name="P13" draw:layer="layout" svg:width="2.256cm" svg:height="0.492cm" draw:transform="rotate (1.5707963267949) translate (9.631cm 4.526cm)">
          <draw:text-box>
            <text:p text:style-name="P11"><text:span text:style-name="T6">soUdp_data</text:span></text:p>
          </draw:text-box>
        </draw:frame>
        <draw:frame draw:style-name="gr19" draw:text-style-name="P13" draw:layer="layout" svg:width="2.256cm" svg:height="0.457cm" draw:transform="rotate (1.5707963267949) translate (10.528cm 4.475cm)">
          <draw:text-box>
            <text:p text:style-name="P11"><text:span text:style-name="T6">soUdp_meta</text:span></text:p>
          </draw:text-box>
        </draw:frame>
        <draw:frame draw:style-name="gr11" draw:text-style-name="P12" draw:layer="layout" svg:width="2.256cm" svg:height="0.787cm" draw:transform="rotate (1.5707963267949) translate (7.759cm 12.374cm)">
          <draw:text-box>
            <text:p text:style-name="P11"><text:span text:style-name="T6">soUOE_ClsR</text:span><text:span text:style-name="T6">eq</text:span></text:p>
          </draw:text-box>
        </draw:frame>
        <draw:frame draw:style-name="gr11" draw:text-style-name="P12" draw:layer="layout" svg:width="2.256cm" svg:height="0.787cm" draw:transform="rotate (1.5707963267949) translate (8.343cm 12.352cm)">
          <draw:text-box>
            <text:p text:style-name="P11"><text:span text:style-name="T6">s</text:span><text:span text:style-name="T6">i</text:span><text:span text:style-name="T6">U</text:span><text:span text:style-name="T6">O</text:span><text:span text:style-name="T6">E</text:span><text:span text:style-name="T6">_</text:span><text:span text:style-name="T6">C</text:span><text:span text:style-name="T6">l</text:span><text:span text:style-name="T6">s</text:span><text:span text:style-name="T6">R</text:span><text:span text:style-name="T6">e</text:span><text:span text:style-name="T6">p</text:span></text:p>
          </draw:text-box>
        </draw:frame>
        <draw:custom-shape draw:style-name="gr20" draw:text-style-name="P18" draw:layer="layout" svg:width="0.716cm" svg:height="0.291cm" draw:transform="rotate (1.5707963267949) translate (11.058cm 3.773cm)">
          <text:p text:style-name="P17"><text:span text:style-name="T9">3</text:span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0" draw:layer="layout" svg:width="0.716cm" svg:height="0.291cm" draw:transform="rotate (1.5707963267949) translate (10.208cm 3.794cm)">
          <text:p text:style-name="P19"><text:span text:style-name="T9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13" draw:layer="layout" svg:width="2.256cm" svg:height="0.374cm" draw:transform="rotate (1.5707963267949) translate (12.633cm 12.303cm)">
          <draw:text-box>
            <text:p text:style-name="P11"><text:span text:style-name="T6">soUOE_Data</text:span></text:p>
          </draw:text-box>
        </draw:frame>
        <draw:rect draw:style-name="gr9" draw:text-style-name="P14" draw:layer="layout" svg:width="2.565cm" svg:height="3.835cm" svg:x="12.526cm" svg:y="4.442cm" draw:corner-radius="0.25cm">
          <text:p text:style-name="P8"><text:span text:style-name="T7"><text:s/></text:span><text:span text:style-name="T7">p</text:span><text:span text:style-name="T7">U</text:span><text:span text:style-name="T7">d</text:span><text:span text:style-name="T7">p</text:span><text:span text:style-name="T7">T</text:span><text:span text:style-name="T7">X</text:span></text:p>
          <text:p text:style-name="P8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U</text:span><text:span text:style-name="T8">D</text:span><text:span text:style-name="T8">P</text:span><text:span text:style-name="T8"> </text:span><text:span text:style-name="T8">T</text:span><text:span text:style-name="T8">X</text:span><text:span text:style-name="T8"> </text:span><text:span text:style-name="T8">P</text:span><text:span text:style-name="T8">a</text:span><text:span text:style-name="T8">t</text:span><text:span text:style-name="T8">h</text:span></text:p>
        </draw:rect>
        <draw:line draw:style-name="gr22" draw:text-style-name="P15" draw:layer="layout" svg:x1="13.045cm" svg:y1="12.921cm" svg:x2="13.024cm" svg:y2="8.298cm">
          <text:p/>
        </draw:line>
        <draw:line draw:style-name="gr22" draw:text-style-name="P15" draw:layer="layout" svg:x1="13.448cm" svg:y1="4.412cm" svg:x2="13.448cm" svg:y2="2.025cm">
          <text:p/>
        </draw:line>
        <draw:line draw:style-name="gr22" draw:text-style-name="P15" draw:layer="layout" svg:x1="14.286cm" svg:y1="4.412cm" svg:x2="14.286cm" svg:y2="2.025cm">
          <text:p/>
        </draw:line>
        <draw:frame draw:style-name="gr23" draw:text-style-name="P13" draw:layer="layout" svg:width="2.256cm" svg:height="0.492cm" draw:transform="rotate (1.5707963267949) translate (13.014cm 4.221cm)">
          <draw:text-box>
            <text:p text:style-name="P11"><text:span text:style-name="T6">siUdp_data</text:span></text:p>
          </draw:text-box>
        </draw:frame>
        <draw:frame draw:style-name="gr19" draw:text-style-name="P13" draw:layer="layout" svg:width="2.256cm" svg:height="0.457cm" draw:transform="rotate (1.5707963267949) translate (13.827cm 4.276cm)">
          <draw:text-box>
            <text:p text:style-name="P11"><text:span text:style-name="T6">s</text:span><text:span text:style-name="T6">i</text:span><text:span text:style-name="T6">U</text:span><text:span text:style-name="T6">d</text:span><text:span text:style-name="T6">p</text:span><text:span text:style-name="T6">_</text:span><text:span text:style-name="T6">m</text:span><text:span text:style-name="T6">e</text:span><text:span text:style-name="T6">t</text:span><text:span text:style-name="T6">a</text:span></text:p>
          </draw:text-box>
        </draw:frame>
        <draw:line draw:style-name="gr22" draw:text-style-name="P15" draw:layer="layout" svg:x1="13.755cm" svg:y1="12.913cm" svg:x2="13.734cm" svg:y2="8.29cm">
          <text:p/>
        </draw:line>
        <draw:line draw:style-name="gr22" draw:text-style-name="P15" draw:layer="layout" svg:x1="14.555cm" svg:y1="12.913cm" svg:x2="14.534cm" svg:y2="8.29cm">
          <text:p/>
        </draw:line>
        <draw:frame draw:style-name="gr21" draw:text-style-name="P13" draw:layer="layout" svg:width="2.256cm" svg:height="0.374cm" draw:transform="rotate (1.5707963267949) translate (13.389cm 12.303cm)">
          <draw:text-box>
            <text:p text:style-name="P11"><text:span text:style-name="T6">soUOE_Meta</text:span></text:p>
          </draw:text-box>
        </draw:frame>
        <draw:frame draw:style-name="gr21" draw:text-style-name="P13" draw:layer="layout" svg:width="2.256cm" svg:height="0.374cm" draw:transform="rotate (1.5707963267949) translate (14.189cm 12.303cm)">
          <draw:text-box>
            <text:p text:style-name="P11"><text:span text:style-name="T6">soUOE</text:span><text:span text:style-name="T6">_DLen</text:span></text:p>
          </draw:text-box>
        </draw:frame>
        <draw:custom-shape draw:style-name="gr20" draw:text-style-name="P20" draw:layer="layout" svg:width="0.716cm" svg:height="0.291cm" draw:transform="rotate (1.5707963267949) translate (12.875cm 10.377cm)">
          <text:p text:style-name="P19"><text:span text:style-name="T9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8" draw:layer="layout" svg:width="0.716cm" svg:height="0.291cm" draw:transform="rotate (1.5707963267949) translate (13.573cm 10.423cm)">
          <text:p text:style-name="P17"><text:span text:style-name="T9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8" draw:layer="layout" svg:width="0.716cm" svg:height="0.291cm" draw:transform="rotate (1.5707963267949) translate (14.373cm 10.423cm)">
          <text:p text:style-name="P17"><text:span text:style-name="T9">3</text:span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7" draw:text-style-name="P16" draw:layer="layout" svg:x1="15.089cm" svg:y1="6.176cm" svg:x2="19.44cm" svg:y2="6.176cm">
          <text:p/>
        </draw:line>
        <draw:frame draw:style-name="gr11" draw:text-style-name="P13" draw:layer="layout" svg:width="2.468cm" svg:height="0.787cm" svg:x="16.215cm" svg:y="5.516cm">
          <draw:text-box>
            <text:p text:style-name="P11"><text:span text:style-name="T6">piIpAd</text:span><text:span text:style-name="T6">dr</text:span></text:p>
          </draw:text-box>
        </draw:frame>
        <draw:line draw:style-name="gr16" draw:text-style-name="P16" draw:layer="layout" svg:x1="15.084cm" svg:y1="7.376cm" svg:x2="19.435cm" svg:y2="7.376cm">
          <text:p/>
        </draw:line>
        <draw:frame draw:style-name="gr11" draw:text-style-name="P13" draw:layer="layout" svg:width="2.468cm" svg:height="0.787cm" svg:x="16.215cm" svg:y="6.817cm">
          <draw:text-box>
            <text:p text:style-name="P11"><text:span text:style-name="T10">sInternalEventFifo</text:span></text:p>
          </draw:text-box>
        </draw:frame>
        <draw:line draw:style-name="gr17" draw:text-style-name="P16" draw:layer="layout" svg:x1="15.079cm" svg:y1="6.776cm" svg:x2="19.43cm" svg:y2="6.776cm">
          <text:p/>
        </draw:line>
        <draw:frame draw:style-name="gr11" draw:text-style-name="P13" draw:layer="layout" svg:width="2.468cm" svg:height="0.787cm" svg:x="16.215cm" svg:y="6.218cm">
          <draw:text-box>
            <text:p text:style-name="P11"><text:span text:style-name="T6">s</text:span><text:span text:style-name="T6">C</text:span><text:span text:style-name="T6">a</text:span><text:span text:style-name="T6">c</text:span><text:span text:style-name="T6">h</text:span><text:span text:style-name="T6">e</text:span><text:span text:style-name="T6">I</text:span><text:span text:style-name="T6">n</text:span><text:span text:style-name="T6">v</text:span><text:span text:style-name="T6">a</text:span><text:span text:style-name="T6">l</text:span><text:span text:style-name="T6">i</text:span><text:span text:style-name="T6">d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8DT22H16M21S</meta:editing-duration>
    <meta:editing-cycles>191</meta:editing-cycles>
    <meta:generator>LibreOffice/6.3.6.2$Linux_X86_64 LibreOffice_project/30$Build-2</meta:generator>
    <dc:date>2021-02-01T16:52:31.238317583</dc:date>
    <dc:creator>Burkhard Ringlein</dc:creator>
    <meta:printed-by>Francois Abel</meta:printed-by>
    <meta:print-date>2018-01-29T17:34:31.89</meta:print-date>
    <meta:document-statistic meta:object-count="71"/>
  </office:meta>
</office:document-meta>
</file>